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Utils.getAccessibleMethod( Class clazz , Method metho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MethodUtils.isAssignmentCompatible( Class parameterType , Class parameteriz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thodUtils.invokeExactStaticMethod( Class objectClass , String methodName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Utils.invokeStaticMethod( Class objectClass , String methodName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Utils.getAccessibleMethod( Class clazz , String methodName , Class parame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Utils.toNonPrimitiveClass( Class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thodUtils.invokeMethod( Object object , String methodName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Utils.cacheMethod( MethodDescriptor md , 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Descriptor.MethodDescriptor( Class cls , String methodName , Class [ ] paramTypes , boolean exa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thodUtils.clear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Utils.invokeExactMethod( Object object , String methodName , Object [ ] args , Class [ ] paramet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thodUtils.invokeStaticMethod( Class objectClass , String methodName , Object [ ] args , Class [ ] paramet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thodUtils.invokeExactStaticMethod( Class objectClass , String methodName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Utils.invokeExactMethod( Object object , String methodName , Object [ ]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Utils.getPrimitiveWrapper( Class primitiveTyp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ethodUtils.invokeMethod( Object object , String methodName , Object [ ] args , Class [ ] paramet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thodUtils.getCachedMethod( MethodDescriptor m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Utils.getTotalTransformationCost( Class [ ] srcArgs , Class [ ] dest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thodUtils.invokeExactStaticMethod( Class objectClass , String methodName , Object [ ] args , Class [ ] paramet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thodDescriptor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thodUtils.setMethodAccessible( Method metho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MethodUtils.getAccessibleMethodFromInterfaceNest( Class clazz , String methodName , Class [ ] parameterTyp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MethodUtils.setCacheMethods( boolean cache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Utils.getAccessibleMethod(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Utils.invokeStaticMethod( Class objectClass , String methodName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Utils.invokeExactMethod( Object object , String methodName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Descrip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Utils.invokeMethod( Object object , String methodName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Utils.getAccessibleMethod( Class clazz , String methodName , Class [ ] parameter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thodUtils.getMatchingAccessibleMethod( Class clazz , String methodName , Class [ ] parameterType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5">
            <text:p text:style-name="Table_20_Contents">75</text:p>
          </table:table-cell>
        </table:table-row>
        <table:table-row>
          <table:table-cell office:value-type="string">
            <text:p text:style-name="Table_20_Contents">MethodUtils.getPrimitiveType( Class wrapper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MethodUtils.getAccessibleMethodFromSuperclass( Class clazz , String methodName , Class [ ] parameter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thodUtils.getObjectTransformationCost( Class srcClass , Class dest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